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1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Yandex_20_Ques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0000" style:rotation-align="none"/>
    </style:style>
    <style:style style:name="ce3" style:family="table-cell" style:parent-style-name="Hyperlink_20_1" style:data-style-name="N0">
      <style:table-cell-properties style:diagonal-bl-tr="none" style:diagonal-tl-br="none" fo:background-color="transparent" fo:border="none" style:rotation-align="non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c000" style:rotation-align="none"/>
    </style:style>
    <style:style style:name="ce7" style:family="table-cell" style:parent-style-name="Default">
      <style:table-cell-properties fo:background-color="#92d050" style:rotation-align="none"/>
    </style:style>
    <style:style style:name="ce8" style:family="table-cell" style:parent-style-name="Default">
      <style:table-cell-properties fo:background-color="#ffffff" style:rotation-align="none"/>
    </style:style>
    <style:style style:name="ce9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andex Ques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visibility="collapse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olved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Added to Anki</text:p>
          </table:table-cell>
          <table:table-cell/>
        </table:table-row>
        <table:table-row table:style-name="ro2">
          <table:table-cell table:style-name="ce1"/>
          <table:table-cell table:style-name="ce2" office:value-type="string" calcext:value-type="string">
            <text:p>Yandex All Time 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office:value-type="string" calcext:value-type="string">
            <text:p><text:a xlink:href="https://leetcode.com/problems/line-reflection/" xlink:type="simple">Line reflection</text:a></text:p>
          </table:table-cell>
          <table:table-cell table:style-name="ce6" office:value-type="string" calcext:value-type="string">
            <text:p>Medium</text:p>
          </table:table-cell>
          <table:table-cell table:style-name="ce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office:value-type="string" calcext:value-type="string">
            <text:p><text:a xlink:href="https://leetcode.com/problems/summary-ranges/" xlink:type="simple">Summary ranges</text:a></text:p>
          </table:table-cell>
          <table:table-cell table:style-name="ce7" office:value-type="string" calcext:value-type="string">
            <text:p>Easy</text:p>
          </table:table-cell>
          <table:table-cell table:style-name="ce8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office:value-type="string" calcext:value-type="string">
            <text:p><text:a xlink:href="https://leetcode.com/problems/zigzag-iterator/" xlink:type="simple">Zigzag iterator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office:value-type="string" calcext:value-type="string">
            <text:p><text:a xlink:href="https://leetcode.com/problems/string-compression/" xlink:type="simple">String compression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<text:a xlink:href="https://leetcode.com/problems/lru-cache/" xlink:type="simple">LRU cache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office:value-type="string" calcext:value-type="string">
            <text:p><text:a xlink:href="https://leetcode.com/problems/move-zeroes/" xlink:type="simple">Move zeroes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<text:a xlink:href="https://leetcode.com/problems/group-anagrams/" xlink:type="simple">Group anagram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office:value-type="string" calcext:value-type="string">
            <text:p><text:a xlink:href="https://leetcode.com/problems/max-consecutive-ones-ii/" xlink:type="simple">Max consecutive ones II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"/>
          <table:table-cell table:style-name="ce8"/>
          <table:table-cell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 office:value-type="float" office:value="1493" calcext:value-type="float">
            <text:p>1493</text:p>
          </table:table-cell>
          <table:table-cell table:style-name="ce3" office:value-type="string" calcext:value-type="string">
            <text:p><text:a xlink:href="https://leetcode.com/problems/longest-subarray-of-1s-after-deleting-one-element/" xlink:type="simple">Longest subarray of 1s after deleting one element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9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3" office:value-type="string" calcext:value-type="string">
            <text:p><text:a xlink:href="https://leetcode.com/problems/subarray-sum-equals-k/" xlink:type="simple">Subarray sum equals k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office:value-type="string" calcext:value-type="string">
            <text:p><text:a xlink:href="https://leetcode.com/problems/insert-delete-getrandom-o1/" xlink:type="simple">Insert Delete Get Random O(1)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leetcode.com/problems/two-sum/" xlink:type="simple">Two sum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" office:value-type="string" calcext:value-type="string">
            <text:p>Hard</text:p>
          </table:table-cell>
          <table:table-cell table:number-columns-repeated="4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3" office:value-type="string" calcext:value-type="string">
            <text:p><text:a xlink:href="https://leetcode.com/problems/permutation-in-string/" xlink:type="simple">Permutation in string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office:value-type="string" calcext:value-type="string">
            <text:p><text:a xlink:href="https://leetcode.com/problems/meeting-rooms-ii" xlink:type="simple">Meeting rooms II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<text:a xlink:href="https://leetcode.com/problems/merge-intervals/" xlink:type="simple">Merge interval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3" office:value-type="string" calcext:value-type="string">
            <text:p><text:a xlink:href="https://leetcode.com/problems/number-of-recent-calls/" xlink:type="simple"> Number of Recent Calls</text:a></text:p>
          </table:table-cell>
          <table:table-cell table:style-name="ce7" office:value-type="string" calcext:value-type="string">
            <text:p>Easy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office:value-type="string" calcext:value-type="string">
            <text:p><text:a xlink:href="https://leetcode.com/problems/implement-queue-using-stacks/" xlink:type="simple">Implement queue using stacks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<text:a xlink:href="https://leetcode.com/problems/spiral-matrix-ii/" xlink:type="simple">Spiral Matrix II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4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3" office:value-type="string" calcext:value-type="string">
            <text:p><text:a xlink:href="https://leetcode.com/problems/max-consecutive-ones-iii/" xlink:type="simple">Max Consecutive Ones III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" office:value-type="string" calcext:value-type="string">
            <text:p>Hard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<text:a xlink:href="https://leetcode.com/problems/merge-sorted-array/" xlink:type="simple">Merge sorted array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<text:a xlink:href="https://leetcode.com/problems/symmetric-tree/" xlink:type="simple">Symmetric tree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office:value-type="string" calcext:value-type="string">
            <text:p><text:a xlink:href="https://leetcode.com/problems/design-hit-counter/" xlink:type="simple">Design hit counter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6"/>
        </table:table-row>
        <table:table-row table:style-name="ro2">
          <table:table-cell office:value-type="float" office:value="658" calcext:value-type="float">
            <text:p>658</text:p>
          </table:table-cell>
          <table:table-cell table:number-columns-repeated="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<text:a xlink:href="https://leetcode.com/problems/number-of-islands/" xlink:type="simple">Number of island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table:number-columns-repeated="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3" office:value-type="string" calcext:value-type="string">
            <text:p><text:a xlink:href="https://leetcode.com/problems/maximize-distance-to-closest-person/" xlink:type="simple">Maximize distance to closest person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449" calcext:value-type="float">
            <text:p>449</text:p>
          </table:table-cell>
          <table:table-cell table:number-columns-repeated="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3" office:value-type="string" calcext:value-type="string">
            <text:p><text:a xlink:href="https://leetcode.com/problems/squares-of-a-sorted-array/" xlink:type="simple">Squares of a sorted array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office:value-type="string" calcext:value-type="string">
            <text:p><text:a xlink:href="https://leetcode.com/problems/intersection-of-two-arrays-ii/" xlink:type="simple">Intersection of two arrays II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<text:a xlink:href="https://leetcode.com/problems/evaluate-reverse-polish-notation/" xlink:type="simple">Evaluate reverse polish notation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office:value-type="string" calcext:value-type="string">
            <text:p><text:a xlink:href="https://leetcode.com/problems/palindrome-linked-list/" xlink:type="simple">Palindrome linked list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Yandex Last 6m. Sorted </text:p>
          </table:table-cell>
          <table:table-cell table:style-name="ce10" table:number-columns-spanned="2" table:number-rows-spanned="1"/>
          <table:covered-table-cell table:style-name="ce11"/>
          <table:table-cell table:number-columns-repeated="3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office:value-type="string" calcext:value-type="string">
            <text:p><text:a xlink:href="https://leetcode.com/problems/line-reflection/" xlink:type="simple">Line reflection</text:a></text:p>
          </table:table-cell>
          <table:table-cell table:style-name="ce6" office:value-type="string" calcext:value-type="string">
            <text:p>Medium</text:p>
          </table:table-cell>
          <table:table-cell table:style-name="ce8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493" calcext:value-type="float">
            <text:p>1493</text:p>
          </table:table-cell>
          <table:table-cell table:style-name="ce3" office:value-type="string" calcext:value-type="string">
            <text:p><text:a xlink:href="https://leetcode.com/problems/longest-subarray-of-1s-after-deleting-one-element/" xlink:type="simple">Longest subarray of 1s after deleting one element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3" office:value-type="string" calcext:value-type="string">
            <text:p><text:a xlink:href="https://leetcode.com/problems/maximize-distance-to-closest-person/" xlink:type="simple">Maximize distance to closest person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office:value-type="string" calcext:value-type="string">
            <text:p><text:a xlink:href="https://leetcode.com/problems/zigzag-iterator/" xlink:type="simple">Zigzag iterator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office:value-type="string" calcext:value-type="string">
            <text:p><text:a xlink:href="https://leetcode.com/problems/summary-ranges/" xlink:type="simple">Summary ranges</text:a></text:p>
          </table:table-cell>
          <table:table-cell table:style-name="ce7" office:value-type="string" calcext:value-type="string">
            <text:p>Easy</text:p>
          </table:table-cell>
          <table:table-cell table:style-name="ce8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3" office:value-type="string" calcext:value-type="string">
            <text:p><text:a xlink:href="https://leetcode.com/problems/permutation-in-string/" xlink:type="simple">Permutation in string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3" office:value-type="string" calcext:value-type="string">
            <text:p><text:a xlink:href="https://leetcode.com/problems/subarray-sum-equals-k/" xlink:type="simple">Subarray sum equals k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office:value-type="string" calcext:value-type="string">
            <text:p><text:a xlink:href="https://leetcode.com/problems/design-hit-counter/" xlink:type="simple">Design hit counter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office:value-type="string" calcext:value-type="string">
            <text:p><text:a xlink:href="https://leetcode.com/problems/meeting-rooms-ii" xlink:type="simple">Meeting rooms II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office:value-type="string" calcext:value-type="string">
            <text:p><text:a xlink:href="https://leetcode.com/problems/string-compression/" xlink:type="simple">String compression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<text:a xlink:href="https://leetcode.com/problems/group-anagrams/" xlink:type="simple">Group anagram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ce3" office:value-type="string" calcext:value-type="string">
            <text:p><text:a xlink:href="https://leetcode.com/problems/lowest-common-ancestor-of-a-binary-tree-iii/" xlink:type="simple">Lowest common ancestor of a binary tree III</text:a></text:p>
          </table:table-cell>
          <table:table-cell table:style-name="ce6" office:value-type="string" calcext:value-type="string">
            <text:p>Medium</text:p>
          </table:table-cell>
          <table:table-cell table:number-columns-repeated="3"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<text:a xlink:href="https://leetcode.com/problems/number-of-islands/" xlink:type="simple">Number of island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3" office:value-type="string" calcext:value-type="string">
            <text:p><text:a xlink:href="https://leetcode.com/problems/interval-list-intersections/" xlink:type="simple">Interval list intersection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" office:value-type="string" calcext:value-type="string">
            <text:p>Hard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<text:a xlink:href="https://leetcode.com/problems/evaluate-reverse-polish-notation/" xlink:type="simple">Evaluate reverse polish notation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office:value-type="string" calcext:value-type="string">
            <text:p><text:a xlink:href="https://leetcode.com/problems/move-zeroes/" xlink:type="simple">Move zeroes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office:value-type="string" calcext:value-type="string">
            <text:p><text:a xlink:href="https://leetcode.com/problems/find-all-anagrams-in-a-string/" xlink:type="simple">Find All Anagrams in a String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<text:a xlink:href="https://leetcode.com/problems/merge-intervals/" xlink:type="simple">Merge interval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office:value-type="string" calcext:value-type="string">
            <text:p><text:a xlink:href="https://leetcode.com/problems/intersection-of-two-arrays-ii/" xlink:type="simple">Intersection of two arrays II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" office:value-type="string" calcext:value-type="string">
            <text:p>Hard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a xlink:href="https://leetcode.com/problems/generate-parentheses/" xlink:type="simple">Generate parentheses</text:a></text:p>
          </table:table-cell>
          <table:table-cell table:style-name="ce6" office:value-type="string" calcext:value-type="string">
            <text:p>Medium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<text:a xlink:href="https://leetcode.com/problems/symmetric-tree/" xlink:type="simple">Symmetric tree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<text:a xlink:href="https://leetcode.com/problems/merge-sorted-array/" xlink:type="simple">Merge sorted array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leetcode.com/problems/two-sum/" xlink:type="simple">Two sum</text:a></text:p>
          </table:table-cell>
          <table:table-cell table:style-name="ce7" office:value-type="string" calcext:value-type="string">
            <text:p>Easy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8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andex_20_Questions" style:display-name="PageStyle_Yandex Ques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</meta:editing-cycles>
    <meta:creation-date>2021-07-24T17:18:42</meta:creation-date>
    <dc:date>2022-11-11T14:02:00.566524571</dc:date>
    <meta:generator>LibreOffice/6.4.7.2$Linux_X86_64 LibreOffice_project/40$Build-2</meta:generator>
    <meta:editing-duration>PT21S</meta:editing-duration>
    <meta:document-statistic meta:table-count="1" meta:cell-count="349" meta:object-count="0"/>
  </office:meta>
</office:document-meta>
</file>